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ografi" table:style-name="ta1">
        <table:table-column table:style-name="co1" table:number-columns-repeated="16384" table:default-cell-style-name="ce1"/>
        <table:table-row>
          <table:table-cell office:value-type="string" office:value="id" table:style-name="ce1">
            <text:p>id</text:p>
          </table:table-cell>
          <table:table-cell office:value-type="string" office:value="alder" table:style-name="ce1">
            <text:p>alder</text:p>
          </table:table-cell>
          <table:table-cell office:value-type="string" office:value="arbejdsmarked" table:style-name="ce1">
            <text:p>arbejdsmarked</text:p>
          </table:table-cell>
          <table:table-cell office:value-type="string" office:value="køn" table:style-name="ce1">
            <text:p>køn</text:p>
          </table:table-cell>
          <table:table-cell office:value-type="string" office:value="uddannelse" table:style-name="ce1">
            <text:p>uddannelse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13" table:style-name="ce1">
            <text:p>13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19" table:style-name="ce1">
            <text:p>19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20" table:style-name="ce1">
            <text:p>20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21" table:style-name="ce1">
            <text:p>21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22" table:style-name="ce1">
            <text:p>22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23" table:style-name="ce1">
            <text:p>23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24" table:style-name="ce1">
            <text:p>24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25" table:style-name="ce1">
            <text:p>25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26" table:style-name="ce1">
            <text:p>26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27" table:style-name="ce1">
            <text:p>27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Kvinde" table:style-name="ce1">
            <text:p>Kvinde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28" table:style-name="ce1">
            <text:p>28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29" table:style-name="ce1">
            <text:p>29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30" table:style-name="ce1">
            <text:p>30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31" table:style-name="ce1">
            <text:p>31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32" table:style-name="ce1">
            <text:p>32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33" table:style-name="ce1">
            <text:p>33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34" table:style-name="ce1">
            <text:p>34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35" table:style-name="ce1">
            <text:p>35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36" table:style-name="ce1">
            <text:p>36</text:p>
          </table:table-cell>
          <table:table-cell office:value-type="string" office:value="18-49 år" table:style-name="ce1">
            <text:p>18-49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37" table:style-name="ce1">
            <text:p>37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38" table:style-name="ce1">
            <text:p>38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39" table:style-name="ce1">
            <text:p>39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40" table:style-name="ce1">
            <text:p>40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41" table:style-name="ce1">
            <text:p>41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42" table:style-name="ce1">
            <text:p>42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43" table:style-name="ce1">
            <text:p>43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44" table:style-name="ce1">
            <text:p>44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45" table:style-name="ce1">
            <text:p>45</text:p>
          </table:table-cell>
          <table:table-cell office:value-type="string" office:value="50-64 år" table:style-name="ce1">
            <text:p>50-64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46" table:style-name="ce1">
            <text:p>46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47" table:style-name="ce1">
            <text:p>47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48" table:style-name="ce1">
            <text:p>48</text:p>
          </table:table-cell>
          <table:table-cell office:value-type="string" office:value="65+ år" table:style-name="ce1">
            <text:p>65+ år</text:p>
          </table:table-cell>
          <table:table-cell office:value-type="string" office:value="Aktiv" table:style-name="ce1">
            <text:p>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49" table:style-name="ce1">
            <text:p>49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50" table:style-name="ce1">
            <text:p>50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51" table:style-name="ce1">
            <text:p>51</text:p>
          </table:table-cell>
          <table:table-cell office:value-type="string" office:value="65+ år" table:style-name="ce1">
            <text:p>65+ år</text:p>
          </table:table-cell>
          <table:table-cell office:value-type="string" office:value="Inaktiv" table:style-name="ce1">
            <text:p>Inaktiv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  <table:table-row>
          <table:table-cell office:value-type="float" office:value="52" table:style-name="ce1">
            <text:p>52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Faglært" table:style-name="ce1">
            <text:p>Faglært</text:p>
          </table:table-cell>
        </table:table-row>
        <table:table-row>
          <table:table-cell office:value-type="float" office:value="53" table:style-name="ce1">
            <text:p>53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Ufaglært" table:style-name="ce1">
            <text:p>Ufaglært</text:p>
          </table:table-cell>
        </table:table-row>
        <table:table-row>
          <table:table-cell office:value-type="float" office:value="54" table:style-name="ce1">
            <text:p>54</text:p>
          </table:table-cell>
          <table:table-cell office:value-type="string" office:value="65+ år" table:style-name="ce1">
            <text:p>65+ år</text:p>
          </table:table-cell>
          <table:table-cell office:value-type="string" office:value="Udenfor" table:style-name="ce1">
            <text:p>Udenfor</text:p>
          </table:table-cell>
          <table:table-cell office:value-type="string" office:value="Mand" table:style-name="ce1">
            <text:p>Mand</text:p>
          </table:table-cell>
          <table:table-cell office:value-type="string" office:value="Videregående Uddannelse" table:style-name="ce1">
            <text:p>Videregående Uddannelse</text:p>
          </table:table-cell>
        </table:table-row>
      </table:table>
      <table:table table:name="Førtidspension" table:style-name="ta1">
        <table:table-column table:style-name="co1" table:number-columns-repeated="16384" table:default-cell-style-name="ce1"/>
        <table:table-row>
          <table:table-cell office:value-type="string" office:value="x" table:style-name="ce1">
            <text:p>x</text:p>
          </table:table-cell>
          <table:table-cell office:value-type="string" office:value="assignment" table:style-name="ce1">
            <text:p>assignment</text:p>
          </table:table-cell>
          <table:table-cell office:value-type="string" office:value="allocator" table:style-name="ce1">
            <text:p>allocator</text:p>
          </table:table-cell>
          <table:table-cell office:value-type="string" office:value="price" table:style-name="ce1">
            <text:p>price</text:p>
          </table:table-cell>
          <table:table-cell office:value-type="string" office:value="cost" table:style-name="ce1">
            <text:p>cost</text:p>
          </table:table-cell>
          <table:table-cell office:value-type="string" office:value="qty" table:style-name="ce1">
            <text:p>qty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28427.421685553" table:style-name="ce1">
            <text:p>528427.421685553</text:p>
          </table:table-cell>
          <table:table-cell office:value-type="float" office:value="59.6296695185204" table:style-name="ce1">
            <text:p>59.6296695185204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05527.762111628" table:style-name="ce1">
            <text:p>505527.762111628</text:p>
          </table:table-cell>
          <table:table-cell office:value-type="float" office:value="57.0455887603263" table:style-name="ce1">
            <text:p>57.0455887603263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56255.240277714" table:style-name="ce1">
            <text:p>456255.240277714</text:p>
          </table:table-cell>
          <table:table-cell office:value-type="float" office:value="51.4854984381236" table:style-name="ce1">
            <text:p>51.4854984381236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59526.732630034" table:style-name="ce1">
            <text:p>459526.732630034</text:p>
          </table:table-cell>
          <table:table-cell office:value-type="float" office:value="51.8546655172637" table:style-name="ce1">
            <text:p>51.8546655172637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97814.029407117" table:style-name="ce1">
            <text:p>497814.029407117</text:p>
          </table:table-cell>
          <table:table-cell office:value-type="float" office:value="56.1751431455681" table:style-name="ce1">
            <text:p>56.1751431455681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74392.247961739" table:style-name="ce1">
            <text:p>574392.247961739</text:p>
          </table:table-cell>
          <table:table-cell office:value-type="float" office:value="64.8165074603942" table:style-name="ce1">
            <text:p>64.8165074603942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89961.120591878" table:style-name="ce1">
            <text:p>489961.120591878</text:p>
          </table:table-cell>
          <table:table-cell office:value-type="float" office:value="55.2889923929858" table:style-name="ce1">
            <text:p>55.2889923929858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84799.697680286" table:style-name="ce1">
            <text:p>484799.697680286</text:p>
          </table:table-cell>
          <table:table-cell office:value-type="float" office:value="54.7065586852841" table:style-name="ce1">
            <text:p>54.7065586852841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79108.928191008" table:style-name="ce1">
            <text:p>479108.928191008</text:p>
          </table:table-cell>
          <table:table-cell office:value-type="float" office:value="54.0643915871624" table:style-name="ce1">
            <text:p>54.0643915871624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82171.17084757" table:style-name="ce1">
            <text:p>482171.17084757</text:p>
          </table:table-cell>
          <table:table-cell office:value-type="float" office:value="54.4099461706355" table:style-name="ce1">
            <text:p>54.4099461706355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23915.352432037" table:style-name="ce1">
            <text:p>523915.352432037</text:p>
          </table:table-cell>
          <table:table-cell office:value-type="float" office:value="59.1205112360573" table:style-name="ce1">
            <text:p>59.1205112360573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68949.143223078" table:style-name="ce1">
            <text:p>468949.143223078</text:p>
          </table:table-cell>
          <table:table-cell office:value-type="float" office:value="52.9179245509052" table:style-name="ce1">
            <text:p>52.9179245509052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58004.924237758" table:style-name="ce1">
            <text:p>558004.924237758</text:p>
          </table:table-cell>
          <table:table-cell office:value-type="float" office:value="62.9673023323994" table:style-name="ce1">
            <text:p>62.9673023323994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25296.055003672" table:style-name="ce1">
            <text:p>525296.055003672</text:p>
          </table:table-cell>
          <table:table-cell office:value-type="float" office:value="59.276314728971" table:style-name="ce1">
            <text:p>59.276314728971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69166.773097596" table:style-name="ce1">
            <text:p>469166.773097596</text:p>
          </table:table-cell>
          <table:table-cell office:value-type="float" office:value="52.9424826963805" table:style-name="ce1">
            <text:p>52.9424826963805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08843.538149866" table:style-name="ce1">
            <text:p>508843.538149866</text:p>
          </table:table-cell>
          <table:table-cell office:value-type="float" office:value="57.4197529714244" table:style-name="ce1">
            <text:p>57.4197529714244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32444.982474979" table:style-name="ce1">
            <text:p>532444.982474979</text:p>
          </table:table-cell>
          <table:table-cell office:value-type="float" office:value="60.0830256698343" table:style-name="ce1">
            <text:p>60.0830256698343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58576.54698488" table:style-name="ce1">
            <text:p>458576.54698488</text:p>
          </table:table-cell>
          <table:table-cell office:value-type="float" office:value="51.7474431179774" table:style-name="ce1">
            <text:p>51.7474431179774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20076.178704812" table:style-name="ce1">
            <text:p>520076.178704812</text:p>
          </table:table-cell>
          <table:table-cell office:value-type="float" office:value="58.6872849287465" table:style-name="ce1">
            <text:p>58.6872849287465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24775.807260179" table:style-name="ce1">
            <text:p>524775.807260179</text:p>
          </table:table-cell>
          <table:table-cell office:value-type="float" office:value="59.2176080840485" table:style-name="ce1">
            <text:p>59.2176080840485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503288.835668911" table:style-name="ce1">
            <text:p>503288.835668911</text:p>
          </table:table-cell>
          <table:table-cell office:value-type="float" office:value="56.7929401687191" table:style-name="ce1">
            <text:p>56.7929401687191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99815.553170835" table:style-name="ce1">
            <text:p>499815.553170835</text:p>
          </table:table-cell>
          <table:table-cell office:value-type="float" office:value="56.4010023566273" table:style-name="ce1">
            <text:p>56.4010023566273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61867.944574805" table:style-name="ce1">
            <text:p>461867.944574805</text:p>
          </table:table-cell>
          <table:table-cell office:value-type="float" office:value="52.1188563764251" table:style-name="ce1">
            <text:p>52.1188563764251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Førtidspension" table:style-name="ce1">
            <text:p>Førtidspension</text:p>
          </table:table-cell>
          <table:table-cell office:value-type="float" office:value="8861.82039834093" table:style-name="ce1">
            <text:p>8861.82039834093</text:p>
          </table:table-cell>
          <table:table-cell office:value-type="float" office:value="463616.899396415" table:style-name="ce1">
            <text:p>463616.899396415</text:p>
          </table:table-cell>
          <table:table-cell office:value-type="float" office:value="52.316214790723" table:style-name="ce1">
            <text:p>52.316214790723</text:p>
          </table:table-cell>
        </table:table-row>
      </table:table>
      <table:table table:name="Midlertidig Overførselsindkomst" table:style-name="ta1">
        <table:table-column table:style-name="co1" table:number-columns-repeated="16384" table:default-cell-style-name="ce1"/>
        <table:table-row>
          <table:table-cell office:value-type="string" office:value="x" table:style-name="ce1">
            <text:p>x</text:p>
          </table:table-cell>
          <table:table-cell office:value-type="string" office:value="assignment" table:style-name="ce1">
            <text:p>assignment</text:p>
          </table:table-cell>
          <table:table-cell office:value-type="string" office:value="allocator" table:style-name="ce1">
            <text:p>allocator</text:p>
          </table:table-cell>
          <table:table-cell office:value-type="string" office:value="price" table:style-name="ce1">
            <text:p>price</text:p>
          </table:table-cell>
          <table:table-cell office:value-type="string" office:value="cost" table:style-name="ce1">
            <text:p>cost</text:p>
          </table:table-cell>
          <table:table-cell office:value-type="string" office:value="qty" table:style-name="ce1">
            <text:p>qty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58612.32548052" table:style-name="ce1">
            <text:p>458612.32548052</text:p>
          </table:table-cell>
          <table:table-cell office:value-type="float" office:value="59.2234438591792" table:style-name="ce1">
            <text:p>59.2234438591792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67432.719871527" table:style-name="ce1">
            <text:p>467432.719871527</text:p>
          </table:table-cell>
          <table:table-cell office:value-type="float" office:value="60.3624758978064" table:style-name="ce1">
            <text:p>60.3624758978064</text:p>
          </table:table-cell>
        </table:table-row>
        <table:table-row>
          <table:table-cell office:value-type="float" office:value="-2" table:style-name="ce1">
            <text:p>-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333108.753879065" table:style-name="ce1">
            <text:p>333108.753879065</text:p>
          </table:table-cell>
          <table:table-cell office:value-type="float" office:value="43.0163920337024" table:style-name="ce1">
            <text:p>43.0163920337024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30175.612161454" table:style-name="ce1">
            <text:p>430175.612161454</text:p>
          </table:table-cell>
          <table:table-cell office:value-type="float" office:value="55.5512353265658" table:style-name="ce1">
            <text:p>55.5512353265658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14326.125640142" table:style-name="ce1">
            <text:p>414326.125640142</text:p>
          </table:table-cell>
          <table:table-cell office:value-type="float" office:value="53.5044931806624" table:style-name="ce1">
            <text:p>53.5044931806624</text:p>
          </table:table-cell>
        </table:table-row>
        <table:table-row>
          <table:table-cell office:value-type="float" office:value="-1" table:style-name="ce1">
            <text:p>-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6854.235816976" table:style-name="ce1">
            <text:p>426854.235816976</text:p>
          </table:table-cell>
          <table:table-cell office:value-type="float" office:value="55.1223254727665" table:style-name="ce1">
            <text:p>55.1223254727665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394794.233139817" table:style-name="ce1">
            <text:p>394794.233139817</text:p>
          </table:table-cell>
          <table:table-cell office:value-type="float" office:value="50.9822191930531" table:style-name="ce1">
            <text:p>50.9822191930531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3337.916598348" table:style-name="ce1">
            <text:p>423337.916598348</text:p>
          </table:table-cell>
          <table:table-cell office:value-type="float" office:value="54.6682414408618" table:style-name="ce1">
            <text:p>54.6682414408618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381956.603328373" table:style-name="ce1">
            <text:p>381956.603328373</text:p>
          </table:table-cell>
          <table:table-cell office:value-type="float" office:value="49.3244167176696" table:style-name="ce1">
            <text:p>49.3244167176696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39942.46723494" table:style-name="ce1">
            <text:p>439942.46723494</text:p>
          </table:table-cell>
          <table:table-cell office:value-type="float" office:value="56.8124896823429" table:style-name="ce1">
            <text:p>56.8124896823429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35932.931280229" table:style-name="ce1">
            <text:p>435932.931280229</text:p>
          </table:table-cell>
          <table:table-cell office:value-type="float" office:value="56.2947135251792" table:style-name="ce1">
            <text:p>56.2947135251792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4007.750373783" table:style-name="ce1">
            <text:p>424007.750373783</text:p>
          </table:table-cell>
          <table:table-cell office:value-type="float" office:value="54.7547412159232" table:style-name="ce1">
            <text:p>54.7547412159232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46056.867828913" table:style-name="ce1">
            <text:p>446056.867828913</text:p>
          </table:table-cell>
          <table:table-cell office:value-type="float" office:value="57.6020800186476" table:style-name="ce1">
            <text:p>57.6020800186476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17726.449422277" table:style-name="ce1">
            <text:p>417726.449422277</text:p>
          </table:table-cell>
          <table:table-cell office:value-type="float" office:value="53.9435980049893" table:style-name="ce1">
            <text:p>53.9435980049893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1217.688285014" table:style-name="ce1">
            <text:p>421217.688285014</text:p>
          </table:table-cell>
          <table:table-cell office:value-type="float" office:value="54.3944432555387" table:style-name="ce1">
            <text:p>54.3944432555387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74792.306134881" table:style-name="ce1">
            <text:p>474792.306134881</text:p>
          </table:table-cell>
          <table:table-cell office:value-type="float" office:value="61.3128647549699" table:style-name="ce1">
            <text:p>61.3128647549699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386855.459572871" table:style-name="ce1">
            <text:p>386855.459572871</text:p>
          </table:table-cell>
          <table:table-cell office:value-type="float" office:value="49.9570362999414" table:style-name="ce1">
            <text:p>49.9570362999414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31952.779876267" table:style-name="ce1">
            <text:p>431952.779876267</text:p>
          </table:table-cell>
          <table:table-cell office:value-type="float" office:value="55.7807319766531" table:style-name="ce1">
            <text:p>55.7807319766531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11193.984507104" table:style-name="ce1">
            <text:p>411193.984507104</text:p>
          </table:table-cell>
          <table:table-cell office:value-type="float" office:value="53.1000204392088" table:style-name="ce1">
            <text:p>53.1000204392088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6815.394151197" table:style-name="ce1">
            <text:p>426815.394151197</text:p>
          </table:table-cell>
          <table:table-cell office:value-type="float" office:value="55.1173096084191" table:style-name="ce1">
            <text:p>55.1173096084191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378307.056003508" table:style-name="ce1">
            <text:p>378307.056003508</text:p>
          </table:table-cell>
          <table:table-cell office:value-type="float" office:value="48.8531281170435" table:style-name="ce1">
            <text:p>48.8531281170435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Andre Lidelser_Kronisk Leversygdom" table:style-name="ce1">
            <text:p>Andre Lidelser_Kronisk Leversygdom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24391.224552849" table:style-name="ce1">
            <text:p>424391.224552849</text:p>
          </table:table-cell>
          <table:table-cell office:value-type="float" office:value="54.8042616065747" table:style-name="ce1">
            <text:p>54.8042616065747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Cancer_Bryst" table:style-name="ce1">
            <text:p>Cancer_Bryst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37628.217222732" table:style-name="ce1">
            <text:p>437628.217222732</text:p>
          </table:table-cell>
          <table:table-cell office:value-type="float" office:value="56.5136362759707" table:style-name="ce1">
            <text:p>56.5136362759707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string" office:value="matching" table:style-name="ce1">
            <text:p>matching</text:p>
          </table:table-cell>
          <table:table-cell office:value-type="string" office:value="Midlertidig Overførselsindkomst" table:style-name="ce1">
            <text:p>Midlertidig Overførselsindkomst</text:p>
          </table:table-cell>
          <table:table-cell office:value-type="float" office:value="7743.76320585143" table:style-name="ce1">
            <text:p>7743.76320585143</text:p>
          </table:table-cell>
          <table:table-cell office:value-type="float" office:value="468382.503750533" table:style-name="ce1">
            <text:p>468382.503750533</text:p>
          </table:table-cell>
          <table:table-cell office:value-type="float" office:value="60.4851273598615" table:style-name="ce1">
            <text:p>60.485127359861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